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KeyValu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KeyValue.DefaultKeyValue( final KeyValue pa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Value.setKey( final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KeyValue.DefaultKeyValue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Value.DefaultKeyValue( final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Value.DefaultKe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Value.toMap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KeyValue.equals( final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KeyValue.setValue( final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